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style:font-name="Arial1" style:font-name-complex="Arial1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Taille Image</text:p>
          </table:table-cell>
          <table:table-cell office:value-type="string">
            <text:p>Image très gros</text:p>
          </table:table-cell>
          <table:table-cell office:value-type="string">
            <text:p>Réduire /compresser les imgs</text:p>
          </table:table-cell>
          <table:table-cell table:style-name="ce3" office:value-type="string">
            <text:p>Reduction et compression des images</text:p>
          </table:table-cell>
          <table:table-cell office:value-type="string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Balise title</text:p>
          </table:table-cell>
          <table:table-cell office:value-type="string">
            <text:p>Mieux renseigner le titre</text:p>
          </table:table-cell>
          <table:table-cell office:value-type="string">
            <text:p>Mettre un titre avec le mot-clé ou bien un nom de marque</text:p>
          </table:table-cell>
          <table:table-cell table:style-name="ce3" office:value-type="string">
            <text:p>Mettre le nom de l'agence + localisation/spécialisation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accessibilité </text:p>
          </table:table-cell>
          <table:table-cell office:value-type="string">
            <text:p>Image Texte</text:p>
          </table:table-cell>
          <table:table-cell office:value-type="string">
            <text:p>des blocs de textes sont des images</text:p>
          </table:table-cell>
          <table:table-cell office:value-type="string">
            <text:p>Remplacer les images par du texte</text:p>
          </table:table-cell>
          <table:table-cell table:style-name="ce3" office:value-type="string">
            <text:p>Remplacement des images par des balises P ou Div et écrire le texte </text:p>
          </table:table-cell>
          <table:table-cell office:value-type="string">
            <text:p><text:a xlink:href="https://openclassrooms.com/fr/courses/6691346-concevez-un-contenu-web-accessible/6940878-decouvrez-les-exigences-en-matiere-daccessibilite">https://openclassrooms.com/fr/courses/6691346-concevez-un-contenu-web-accessible/6940878-decouvrez-les-exigences-en-matiere-daccessibilite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auvais Keywords</text:p>
          </table:table-cell>
          <table:table-cell office:value-type="string">
            <text:p>Trop de répétition ( black hat ), pas assez de mot clé pertinent</text:p>
          </table:table-cell>
          <table:table-cell office:value-type="string">
            <text:p>Mieux faire ça recherche de mot-clé avant de faire le site ou pendant la création</text:p>
          </table:table-cell>
          <table:table-cell table:style-name="ce3" office:value-type="string">
            <text:p>Recherche SEO pour les keywords et en rajouter et supprimer les répétitions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Respect balise HTML</text:p>
          </table:table-cell>
          <table:table-cell office:value-type="string">
            <text:p>Balise H3 avant la balise H2 sur la page principal</text:p>
          </table:table-cell>
          <table:table-cell office:value-type="string">
            <text:p>Respecter l'ordre des balises H1/H2/H3</text:p>
          </table:table-cell>
          <table:table-cell table:style-name="ce3" office:value-type="string">
            <text:p>Enlever les 3 H3 sur la présentation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Identifier les images</text:p>
          </table:table-cell>
          <table:table-cell office:value-type="string">
            <text:p>Pas de ALT sur certaines images</text:p>
          </table:table-cell>
          <table:table-cell office:value-type="string">
            <text:p>Toujours mettre une balise alt pour expliquer l'image</text:p>
          </table:table-cell>
          <table:table-cell table:style-name="ce3" office:value-type="string">
            <text:p>Rajouter les balises alt sur les images nécessaires 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langue </text:p>
          </table:table-cell>
          <table:table-cell office:value-type="string">
            <text:p>Pas de langue défini sur la balise lang</text:p>
          </table:table-cell>
          <table:table-cell office:value-type="string">
            <text:p>Toujours mettre la langue du site</text:p>
          </table:table-cell>
          <table:table-cell table:style-name="ce3" office:value-type="string">
            <text:p>Mettre fr dans la balise lang 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Description</text:p>
          </table:table-cell>
          <table:table-cell office:value-type="string">
            <text:p>pas de balise meta description</text:p>
          </table:table-cell>
          <table:table-cell office:value-type="string">
            <text:p>toujours mettre une balise meta description</text:p>
          </table:table-cell>
          <table:table-cell table:style-name="ce3" office:value-type="string">
            <text:p>Rajout d'une description avec un petit paragraphe qui présente l'entreprise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accessibilité </text:p>
          </table:table-cell>
          <table:table-cell office:value-type="string">
            <text:p>contraste couleur</text:p>
          </table:table-cell>
          <table:table-cell office:value-type="string">
            <text:p>A certain endroit les couleurs sont trop proche l'un de lautre</text:p>
          </table:table-cell>
          <table:table-cell office:value-type="string">
            <text:p>Eviter les couleurs qui sont trop proche lorsque vous voulez mettre du texte</text:p>
          </table:table-cell>
          <table:table-cell table:style-name="ce3" office:value-type="string">
            <text:p>Changer l'une des couleurs sans dénaturer le site</text:p>
          </table:table-cell>
          <table:table-cell office:value-type="string">
            <text:p><text:a xlink:href="https://openclassrooms.com/fr/courses/6691346-concevez-un-contenu-web-accessible/6940878-decouvrez-les-exigences-en-matiere-daccessibilite">https://openclassrooms.com/fr/courses/6691346-concevez-un-contenu-web-accessible/6940878-decouvrez-les-exigences-en-matiere-daccessibilite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tre les styles seulement en CS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Structure HTML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Cacher du texte sur la page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1">01/11/2021</text:date>, <text:time>19:4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1T19:47:04.15</dc:date>
    <dc:creator>Steven Lin</dc:creator>
    <meta:generator>OpenOffice/4.1.11$Win32 OpenOffice.org_project/4111m1$Build-9808</meta:generator>
    <meta:editing-duration>PT8H8S</meta:editing-duration>
    <meta:editing-cycles>1</meta:editing-cycles>
    <meta:document-statistic meta:table-count="1" meta:cell-count="67" meta:object-count="0"/>
  </office:meta>
</office:document-meta>
</file>